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rsid="0015012b" officeooo:paragraph-rsid="0015012b"/>
    </style:style>
    <style:style style:name="P8" style:family="paragraph" style:parent-style-name="Standard">
      <style:text-properties officeooo:paragraph-rsid="001abc2f"/>
    </style:style>
    <style:style style:name="P9" style:family="paragraph" style:parent-style-name="Standard">
      <style:text-properties officeooo:rsid="001abc2f" officeooo:paragraph-rsid="001abc2f"/>
    </style:style>
    <style:style style:name="P10" style:family="paragraph" style:parent-style-name="Standard">
      <style:text-properties officeooo:paragraph-rsid="00203c7f"/>
    </style:style>
    <style:style style:name="P11" style:family="paragraph" style:parent-style-name="Standard">
      <style:text-properties officeooo:paragraph-rsid="0020b29f"/>
    </style:style>
    <style:style style:name="P12" style:family="paragraph" style:parent-style-name="Subtitle">
      <style:paragraph-properties fo:margin-left="5.08cm" fo:margin-right="0cm" fo:text-align="start" style:justify-single-word="false" fo:text-indent="0cm" style:auto-text-indent="false"/>
    </style:style>
    <style:style style:name="P13" style:family="paragraph" style:parent-style-name="Subtitle">
      <style:paragraph-properties fo:margin-left="6.35cm" fo:margin-right="0cm" fo:text-align="start" style:justify-single-word="false" fo:text-indent="0cm" style:auto-text-indent="false"/>
    </style:style>
    <style:style style:name="P14" style:family="paragraph" style:parent-style-name="Subtitle">
      <style:paragraph-properties fo:margin-left="3.81cm" fo:margin-right="0cm" fo:text-align="start" style:justify-single-word="false" fo:text-indent="0cm" style:auto-text-indent="false"/>
    </style:style>
    <style:style style:name="P15" style:family="paragraph" style:parent-style-name="Title">
      <style:paragraph-properties fo:break-before="page"/>
    </style:style>
    <style:style style:name="P16" style:family="paragraph" style:parent-style-name="Subtitle">
      <style:text-properties officeooo:paragraph-rsid="0011de98"/>
    </style:style>
    <style:style style:name="P17" style:family="paragraph" style:parent-style-name="Subtitle">
      <style:text-properties officeooo:rsid="00203c7f" officeooo:paragraph-rsid="0020b29f"/>
    </style:style>
    <style:style style:name="P18"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19" style:family="paragraph" style:parent-style-name="Standard">
      <style:text-properties officeooo:rsid="0027b4eb" officeooo:paragraph-rsid="0027b4eb"/>
    </style:style>
    <style:style style:name="P20" style:family="paragraph" style:parent-style-name="Standard">
      <style:text-properties officeooo:paragraph-rsid="00281bc6"/>
    </style:style>
    <style:style style:name="P21" style:family="paragraph" style:parent-style-name="Subtitle">
      <style:text-properties officeooo:paragraph-rsid="00281bc6"/>
    </style:style>
    <style:style style:name="P22" style:family="paragraph" style:parent-style-name="Title">
      <style:text-properties officeooo:paragraph-rsid="00281bc6"/>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2c3ad"/>
    </style:style>
    <style:style style:name="T7" style:family="text">
      <style:text-properties officeooo:rsid="0013c8bd"/>
    </style:style>
    <style:style style:name="T8" style:family="text">
      <style:text-properties officeooo:rsid="00158c1c"/>
    </style:style>
    <style:style style:name="T9" style:family="text">
      <style:text-properties officeooo:rsid="0017046f"/>
    </style:style>
    <style:style style:name="T10" style:family="text">
      <style:text-properties officeooo:rsid="00184249"/>
    </style:style>
    <style:style style:name="T11" style:family="text">
      <style:text-properties officeooo:rsid="001867af"/>
    </style:style>
    <style:style style:name="T12" style:family="text">
      <style:text-properties officeooo:rsid="0019bd51"/>
    </style:style>
    <style:style style:name="T13" style:family="text">
      <style:text-properties officeooo:rsid="001abc2f"/>
    </style:style>
    <style:style style:name="T14" style:family="text">
      <style:text-properties officeooo:rsid="001fb5ec"/>
    </style:style>
    <style:style style:name="T15" style:family="text">
      <style:text-properties officeooo:rsid="0021537e"/>
    </style:style>
    <style:style style:name="T16" style:family="text">
      <style:text-properties officeooo:rsid="00227392"/>
    </style:style>
    <style:style style:name="T17" style:family="text">
      <style:text-properties officeooo:rsid="0027b4eb"/>
    </style:style>
    <style:style style:name="T18" style:family="text">
      <style:text-properties officeooo:rsid="00281bc6"/>
    </style:style>
    <style:style style:name="T19" style:family="text">
      <style:text-properties style:font-name="Droid Sans" fo:font-size="12pt" officeooo:rsid="00281bc6" style:font-size-asian="12pt"/>
    </style:style>
    <style:style style:name="T20" style:family="text">
      <style:text-properties officeooo:rsid="0028e5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Basic Reference</text:h>
      <text:p text:style-name="P2">At present this reference is for version 0.<text:span text:style-name="T15">5</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5">.</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2">Call print.message(“Hello”,42)</text:p>
      <text:p text:style-name="Standard"><text:tab/><text:tab/><text:tab/><text:tab/>….</text:p>
      <text:p text:style-name="P12">Proc print.message(msg$,n)</text:p>
      <text:p text:style-name="P13">Print msg$+“World <text:s/>x “+str$(n)</text:p>
      <text:p text:style-name="P12">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0">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P10">Transfer execution to given line number. See GOSUB ; same comment.</text:p>
      <text:p text:style-name="P10">Goto 666:rem “If you use Goto. You don’t need it”</text:p>
      <text:p text:style-name="Title">hit()</text:p>
      <text:p text:style-name="P11">Checks if two sprites have collided. <text:span text:style-name="T16">Note, this is done on positions and a 16x16 hit box, so if you move them in steps bigger than the size of the sprite the may not work.</text:span></text:p>
      <text:p text:style-name="P17">Print hit(3,2)</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text:soft-page-break/>left$()</text:p>
      <text:p text:style-name="Standard">Returns several characters from a string counting from the left</text:p>
      <text:p text:style-name="Subtitle">Left$(a$,4)</text:p>
      <text:p text:style-name="Title">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text:soft-page-break/>lower$()</text:p>
      <text:p text:style-name="Standard">Converts the string to lower case.</text:p>
      <text:p text:style-name="Subtitle">Lower$(“Hello, world !”)</text:p>
      <text:p text:style-name="Title">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text:soft-page-break/>Print page <text:s text:c="3"/>let page=$6800</text:p>
      <text:p text:style-name="Title">palette</text:p>
      <text:p text:style-name="P8">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3">It might seem to (the emulator currently works like this, if you type in palette 0,0,1 the background goes red, but it doesn’t work in the ESP32</text:span>. </text:p>
      <text:p text:style-name="P9">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8">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text:soft-page-break/>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4">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4">repeat</text:p>
      <text:p text:style-name="P12">call drink.a.pint()</text:p>
      <text:p text:style-name="P14">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text:soft-page-break/>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6">1,3 </text:span>e.g. <text:span text:style-name="T6">1</text:span> foreground/sprite plane and <text:span text:style-name="T6">3</text:span> text planes, which gives a <text:span text:style-name="T6">8</text:span>-colour text display (because 2^<text:span text:style-name="T6">3</text:span> = <text:span text:style-name="T6">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9">You can kill all sprites using CLS.</text:span></text:p>
      <text:p text:style-name="Subtitle">Screen 0,4 <text:s text:c="4"/>screen 3,1</text:p>
      <text:p text:style-name="Title">sgn() sign()</text:p>
      <text:p text:style-name="Standard"><text:soft-page-break/>Returns the sign of an integer, which is -1 0 or 1 depending on the value.</text:p>
      <text:p text:style-name="Subtitle">Sgn(42)</text:p>
      <text:p text:style-name="P22">s<text:span text:style-name="T18">lide</text:span></text:p>
      <text:p text:style-name="P20"><text:span text:style-name="T17">Plays a sound on the given channel, for a given time period (in 1/10s) at a </text:span><text:span text:style-name="T19">varying pitch up or down</text:span><text:span text:style-name="T17">. </text:span><text:span text:style-name="T18">The variation is the same calculation as the value in “sound”</text:span><text:span text:style-name="T17"> This is rounded down by dividing by 64, so -</text:span><text:span text:style-name="T18">63..63 are effectively zero</text:span><text:span text:style-name="T17">. </text:span><text:span text:style-name="T18">This makes weird sound effects ; best used experimentally.</text:span></text:p>
      <text:p text:style-name="P21">S<text:span text:style-name="T18">lide</text:span> 1,10,-<text:span text:style-name="T18">4242</text:span></text:p>
      <text:p text:style-name="Title">sound</text:p>
      <text:p text:style-name="P19">Plays a sound on the given channel, for a given time period (in 1/10s) at a given pitch. The pitch is actually a wavelengths ; the frequency is 5,000,000 / n. This is rounded down by dividing by 64, so is approximate. It is fairly accurate except at high pitches. Channel 0 is the noise channel, <text:span text:style-name="T18">and the last parameter is ignored. Channel 1 and 2 are square wave tones. </text:span><text:span text:style-name="T20">A table of pitches is in the documents folder.</text:span></text:p>
      <text:p text:style-name="Subtitle">Sound 1,10,10000</text:p>
      <text:p text:style-name="Title">sprite</text:p>
      <text:p text:style-name="P5">The sprite command controls sprites. Which you probably guessed. </text:p>
      <text:p text:style-name="P5">The sprite load loads a sprite file produced by the sprite editor into the sprite image area, which supports up to 16 (at present) 16 x 16 graphic images. <text:span text:style-name="T6">This can be used seperately as BLIT uses the same data.</text:span></text:p>
      <text:p text:style-name="P6">The remaining sprites require a sprite plane – which is set up in SCREEN. If you <text:span text:style-name="T7">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7">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8">if you break into a sprite program the sprites will still be there and you can edit under them, which is a bit surrealy. Commands can be changed – the second line below sets all four parameters in one go. </text:span><text:span text:style-name="T11">Ink 0 is not black but transparent, so if you </text:span><text:span text:style-name="T12">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6">sprite load “demo.spr” <text:s text:c="4"/>sprite 1 ink 2 <text:s text:c="4"/></text:p>
      <text:p text:style-name="P16"><text:soft-page-break/>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text:soft-page-break/>while <text:tab/>wend</text:p>
      <text:p text:style-name="Standard">Conditional loop with test at the top</text:p>
      <text:p text:style-name="P14">While wife.very.cross</text:p>
      <text:p text:style-name="P12">Call buy.flowers()</text:p>
      <text:p text:style-name="P12"><text:bookmark-start text:name="_GoBack"/>Call<text:bookmark-end text:name="_GoBack"/> grovel()</text:p>
      <text:p text:style-name="P14">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4</text:page-number></text:span><text:span text:style-name="MT1"><text:s/>of </text:span><text:span text:style-name="MT1"><text:page-count style:num-format="1">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2</meta:editing-cycles>
    <meta:creation-date>2020-03-22T12:54:00</meta:creation-date>
    <dc:date>2020-03-28T19:16:19.761001381</dc:date>
    <meta:editing-duration>PT36M28S</meta:editing-duration>
    <meta:generator>LibreOffice/6.4.2.2$Linux_X86_64 LibreOffice_project/40$Build-2</meta:generator>
    <meta:document-statistic meta:table-count="0" meta:image-count="0" meta:object-count="0" meta:page-count="14" meta:paragraph-count="286" meta:word-count="3226" meta:character-count="18107" meta:non-whitespace-character-count="15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